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2.5193in"/>
    </style:style>
    <style:style style:name="co12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078in" fo:break-before="auto" style:use-optimal-row-height="false"/>
    </style:style>
    <style:style style:name="ro4" style:family="table-row">
      <style:table-row-properties style:row-height="0.6425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0.6634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0.2693in" fo:break-before="auto" style:use-optimal-row-height="false"/>
    </style:style>
    <style:style style:name="ro1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bf0041"/>
    </style:style>
    <style:style style:name="ce3" style:family="table-cell" style:parent-style-name="Default">
      <style:text-properties fo:color="#c9211e"/>
    </style:style>
    <style:style style:name="ce6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color="#c9211e"/>
    </style:style>
    <style:style style:name="ce12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c9211e" fo:font-size="12pt"/>
    </style:style>
    <style:style style:name="ce15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9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 style:data-style-name="N61"/>
    <style:style style:name="ce2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5983b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 style:data-style-name="N61">
      <style:text-properties fo:color="#000000"/>
    </style:style>
    <style:style style:name="ce18" style:family="table-cell" style:parent-style-name="Default" style:data-style-name="N61">
      <style:text-properties fo:color="#c9211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sts on Google Pixel</text:p>
          </table:table-cell>
          <table:table-cell office:value-type="string" calcext:value-type="string">
            <text:p><text:s/>Duration = 10 min</text:p>
          </table:table-cell>
          <table:table-cell table:style-name="Default" office:value-type="string" calcext:value-type="string">
            <text:p>Three sockets [0-5] [6] [7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st Observation test : </text:p>
          </table:table-cell>
          <table:table-cell table:style-name="ce15" office:value-type="string" calcext:value-type="string">
            <text:p>simulation_sleep_time_ms = 60; simulation_sampling = 1000; simulation_recovery_time = 10;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style-name="ce5"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2 threads on little cores: One interactive thread and one CPU intensive thread – results of Best Effort thread</text:p>
          </table:table-cell>
          <table:table-cell office:value-type="float" office:value="164027" calcext:value-type="float">
            <text:p>164027</text:p>
          </table:table-cell>
          <table:table-cell office:value-type="float" office:value="154808656130.21" calcext:value-type="float">
            <text:p>1.55E+11</text:p>
          </table:table-cell>
          <table:table-cell office:value-type="float" office:value="31.7" calcext:value-type="float">
            <text:p>31.7</text:p>
          </table:table-cell>
          <table:table-cell office:value-type="float" office:value="51.9" calcext:value-type="float">
            <text:p>51.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0000.0, 30000.0, 30000.0, 30000.0, 30000.0, 30000.0, 30000.0, 30000.0, 30000.0, 30000.0, 30000.0, 30000.0, 30000.0, 30000.0, 30000.0, 30000.0, 30000.0, 30000.0, 30000.0, 30000.0</text:p>
          </table:table-cell>
          <table:table-cell office:value-type="string" calcext:value-type="string">
            <text:p>576000.0,576000.0,576000.0,576000.0,576000.0,576000.0,576000.0,576000.0,576000.0,576000.0,576000.0,1363200.0,576000.0,576000.0,576000.0,576000.0,576000.0,576000.0,576000.0,576000.0</text:p>
          </table:table-cell>
          <table:table-cell table:style-name="ce9" office:value-type="string" calcext:value-type="string">
            <text:p><text:span text:style-name="T1">2 threads on little cores: One interactive thread and one CPU intensive thread – results of Best Effort thread </text:span><text:span text:style-name="T2"> (I accidentally stopped experiments about before the end of the CPU intensive thread)</text:span></text:p>
          </table:table-cell>
          <table:table-cell office:value-type="float" office:value="165230" calcext:value-type="float">
            <text:p>165230</text:p>
          </table:table-cell>
          <table:table-cell table:style-name="ce17" office:value-type="float" office:value="157187508421.002" calcext:value-type="float">
            <text:p>1.57E+11</text:p>
          </table:table-cell>
          <table:table-cell office:value-type="float" office:value="30" calcext:value-type="float">
            <text:p>30</text:p>
          </table:table-cell>
          <table:table-cell office:value-type="float" office:value="32.1" calcext:value-type="float">
            <text:p>32.1</text:p>
          </table:table-cell>
          <table:table-cell office:value-type="float" office:value="58.1" calcext:value-type="float">
            <text:p>58.1</text:p>
          </table:table-cell>
          <table:table-cell table:style-name="ce5" office:value-type="string" calcext:value-type="string">
            <text:p>28000.0, 28000.0, 28000.0, 28000.0, 28000.0, 28000.0, 28000.0, 28000.0, 28000.0, 28000.0, 28000.0, 28000.0, 28000.0, 28000.0, 28000.0, 28000.0, 28000.0, 28000.0, 28000.0, 28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07"/>
        </table:table-row>
        <table:table-row table:style-name="ro4">
          <table:table-cell table:style-name="ce1"/>
          <table:table-cell table:style-name="ce3" office:value-type="string" calcext:value-type="string">
            <text:p>result</text:p>
          </table:table-cell>
          <table:table-cell table:style-name="ce3" table:formula="of:=[.C6]" office:value-type="float" office:value="164027" calcext:value-type="float">
            <text:p>164027</text:p>
          </table:table-cell>
          <table:table-cell table:style-name="ce18" table:formula="of:=[.D6]" office:value-type="float" office:value="154808656130.21" calcext:value-type="float">
            <text:p>1.55E+11</text:p>
          </table:table-cell>
          <table:table-cell table:style-name="ce3" table:formula="of:=[.E6]" office:value-type="float" office:value="31.7" calcext:value-type="float">
            <text:p>31.7</text:p>
          </table:table-cell>
          <table:table-cell table:style-name="ce3" table:formula="of:=[.F6]" office:value-type="float" office:value="51.9" calcext:value-type="float">
            <text:p>51.9</text:p>
          </table:table-cell>
          <table:table-cell table:style-name="ce3" table:formula="of:=[.G6]" office:value-type="float" office:value="108" calcext:value-type="float">
            <text:p>108</text:p>
          </table:table-cell>
          <table:table-cell table:style-name="ce3"/>
          <table:table-cell office:value-type="string" calcext:value-type="string">
            <text:p>576000.0,576000.0,576000.0,576000.0,576000.0,576000.0,576000.0,576000.0,576000.0,576000.0,576000.0,1363200.0,576000.0,576000.0,576000.0,576000.0,576000.0,576000.0,576000.0,576000.0</text:p>
          </table:table-cell>
          <table:table-cell table:style-name="ce3" office:value-type="string" calcext:value-type="string">
            <text:p>result</text:p>
          </table:table-cell>
          <table:table-cell table:style-name="ce3" table:formula="of:=[.K6]" office:value-type="float" office:value="165230" calcext:value-type="float">
            <text:p>165230</text:p>
          </table:table-cell>
          <table:table-cell table:style-name="ce18" table:formula="of:=[.L6]" office:value-type="float" office:value="157187508421.002" calcext:value-type="float">
            <text:p>1.57E+11</text:p>
          </table:table-cell>
          <table:table-cell table:style-name="ce3" table:formula="of:=[.M6]" office:value-type="float" office:value="30" calcext:value-type="float">
            <text:p>30</text:p>
          </table:table-cell>
          <table:table-cell table:style-name="ce3" table:formula="of:=[.N6]" office:value-type="float" office:value="32.1" calcext:value-type="float">
            <text:p>32.1</text:p>
          </table:table-cell>
          <table:table-cell table:style-name="ce3" table:formula="of:=[.O6]" office:value-type="float" office:value="58.1" calcext:value-type="float">
            <text:p>58.1</text:p>
          </table:table-cell>
          <table:table-cell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07"/>
        </table:table-row>
        <table:table-row table:style-name="ro1">
          <table:table-cell table:style-name="ce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576000.0,576000.0,576000.0,576000.0,576000.0,576000.0,576000.0,576000.0,576000.0,576000.0,576000.0,864000.0,576000.0,576000.0,576000.0,576000.0,576000.0,576000.0,576000.0,576000.0</text:p>
          </table:table-cell>
          <table:table-cell table:number-columns-repeated="7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6" table:number-columns-repeated="1007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3"/>
          <table:table-cell/>
          <table:table-cell office:value-type="string" calcext:value-type="string">
            <text:p>576000.0,576000.0,576000.0,576000.0,576000.0,576000.0,576000.0,576000.0,576000.0,576000.0,576000.0,864000.0,576000.0,576000.0,576000.0,576000.0,576000.0,576000.0,576000.0,576000.0</text:p>
          </table:table-cell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864000.0,576000.0,576000.0,576000.0,576000.0,576000.0,576000.0,576000.0,576000.0,576000.0,576000.0,864000.0,576000.0,576000.0,576000.0,576000.0,614400.0,576000.0,576000.0,576000.0</text:p>
          </table:table-cell>
          <table:table-cell table:style-name="ce5"/>
          <table:table-cell/>
          <table:table-cell table:style-name="ce17"/>
          <table:table-cell table:number-columns-repeated="4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1007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864000.0,576000.0,576000.0,576000.0,576000.0,576000.0,576000.0,576000.0,576000.0,576000.0,576000.0,576000.0,576000.0,576000.0,576000.0,576000.0,614400.0,576000.0,576000.0,576000.0</text:p>
          </table:table-cell>
          <table:table-cell table:number-columns-repeated="2"/>
          <table:table-cell table:style-name="ce17"/>
          <table:table-cell table:number-columns-repeated="4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19"/>
          <table:table-cell table:style-name="ce21"/>
          <table:table-cell table:style-name="ce6" table:number-columns-repeated="3"/>
          <table:table-cell/>
          <table:table-cell office:value-type="string" calcext:value-type="string">
            <text:p>652800.0,652800.0,652800.0,1094400.0,652800.0,652800.0,652800.0,652800.0,652800.0,652800.0,652800.0,1478400.0,652800.0,652800.0,652800.0,652800.0,652800.0,652800.0,652800.0,652800.0</text:p>
          </table:table-cell>
          <table:table-cell table:style-name="ce6"/>
          <table:table-cell table:style-name="ce19"/>
          <table:table-cell table:style-name="ce21"/>
          <table:table-cell table:style-name="ce6" table:number-columns-repeated="4"/>
          <table:table-cell table:style-name="ce6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1" table:number-columns-repeated="1007"/>
        </table:table-row>
        <table:table-row table:style-name="ro1">
          <table:table-cell/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1401600.0,806400.0,806400.0,806400.0,806400.0,806400.0,1766400.0,806400.0,806400.0,806400.0,806400.0,806400.0,806400.0,806400.0,806400.0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>
            <text:p>One interactive thread on a little Core <text:s/>and one CPU intensive thread on a big core- <text:s/>results of Best Effort thread</text:p>
          </table:table-cell>
          <table:table-cell office:value-type="float" office:value="354590" calcext:value-type="float">
            <text:p>354590</text:p>
          </table:table-cell>
          <table:table-cell office:value-type="float" office:value="771928815436.539" calcext:value-type="float">
            <text:p>7.72E+11</text:p>
          </table:table-cell>
          <table:table-cell office:value-type="float" office:value="24.5" calcext:value-type="float">
            <text:p>24.5</text:p>
          </table:table-cell>
          <table:table-cell office:value-type="float" office:value="45.6" calcext:value-type="float">
            <text:p>45.6</text:p>
          </table:table-cell>
          <table:table-cell office:value-type="float" office:value="52.5" calcext:value-type="float">
            <text:p>52.5</text:p>
          </table:table-cell>
          <table:table-cell table:number-columns-repeated="10"/>
          <table:table-cell table:style-name="ce1" table:number-columns-repeated="1007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/>
          <table:table-cell table:style-name="ce18" table:formula="of:=[.D14]" office:value-type="float" office:value="771928815436.539" calcext:value-type="float">
            <text:p>7.72E+11</text:p>
          </table:table-cell>
          <table:table-cell table:style-name="ce3" table:formula="of:=[.E14]" office:value-type="float" office:value="24.5" calcext:value-type="float">
            <text:p>24.5</text:p>
          </table:table-cell>
          <table:table-cell table:style-name="ce3" table:formula="of:=[.F14]" office:value-type="float" office:value="45.6" calcext:value-type="float">
            <text:p>45.6</text:p>
          </table:table-cell>
          <table:table-cell table:style-name="ce3" table:formula="of:=[.G14]" office:value-type="float" office:value="52.5" calcext:value-type="float">
            <text:p>52.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3"/>
          <table:table-cell table:number-columns-repeated="2"/>
          <table:table-cell table:style-name="ce3" table:number-columns-repeated="3"/>
          <table:table-cell table:number-columns-repeated="5"/>
          <table:table-cell table:style-name="ce3" table:number-columns-repeated="1007"/>
        </table:table-row>
        <table:table-row table:style-name="ro1">
          <table:table-cell table:number-columns-repeated="12"/>
          <table:table-cell table:style-name="ce3" table:number-columns-repeated="5"/>
          <table:table-cell table:number-columns-repeated="1007"/>
        </table:table-row>
        <table:table-row table:style-name="ro5">
          <table:table-cell/>
          <table:table-cell table:style-name="ce3"/>
          <table:table-cell table:style-name="ce11"/>
          <table:table-cell table:style-name="ce18"/>
          <table:table-cell table:style-name="ce3" table:number-columns-repeated="3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6">
          <table:table-cell table:style-name="ce1"/>
          <table:table-cell table:style-name="ce16" office:value-type="string" calcext:value-type="string">
            <text:p>2 threads on BIG cores: One interactive thread and one CPU intensive thread</text:p>
          </table:table-cell>
          <table:table-cell table:style-name="ce6" office:value-type="float" office:value="335518" calcext:value-type="float">
            <text:p>335518</text:p>
          </table:table-cell>
          <table:table-cell table:style-name="ce21" office:value-type="float" office:value="688012172535.336" calcext:value-type="float">
            <text:p>6.88E+11</text:p>
          </table:table-cell>
          <table:table-cell table:style-name="ce6" office:value-type="float" office:value="25.1" calcext:value-type="float">
            <text:p>25.1</text:p>
          </table:table-cell>
          <table:table-cell table:style-name="ce6" office:value-type="float" office:value="43.6" calcext:value-type="float">
            <text:p>43.6</text:p>
          </table:table-cell>
          <table:table-cell table:style-name="ce6" office:value-type="float" office:value="52.1" calcext:value-type="float">
            <text:p>52.1</text:p>
          </table:table-cell>
          <table:table-cell table:style-name="ce6" office:value-type="string" calcext:value-type="string">
            <text:p>32000.0, 32000.0, 32000.0, 32000.0, 32000.0, 32000.0, 32000.0, 32000.0, 32000.0, 32000.0, 32000.0, 32000.0, 32000.0, 32000.0, 32000.0, 32000.0, 32000.0, 32000.0, 32000.0, 32000.0</text:p>
          </table:table-cell>
          <table:table-cell table:style-name="ce6" office:value-type="string" calcext:value-type="string">
            <text:p>902400.0,576000.0,576000.0,576000.0,576000.0,576000.0,576000.0,576000.0,576000.0,576000.0,576000.0,576000.0,576000.0,576000.0,576000.0,576000.0,576000.0,576000.0,1804800.0,1804800.0</text:p>
          </table:table-cell>
          <table:table-cell table:style-name="ce6" table:number-columns-repeated="3"/>
          <table:table-cell table:number-columns-repeated="5"/>
          <table:table-cell table:style-name="ce1" table:number-columns-repeated="1007"/>
        </table:table-row>
        <table:table-row table:style-name="ro7">
          <table:table-cell/>
          <table:table-cell table:style-name="ce12" office:value-type="string" calcext:value-type="string">
            <text:p>Result</text:p>
          </table:table-cell>
          <table:table-cell table:formula="of:=[.C22]" office:value-type="float" office:value="335518" calcext:value-type="float">
            <text:p>335518</text:p>
          </table:table-cell>
          <table:table-cell office:value-type="float" office:value="688012172535.336" calcext:value-type="float">
            <text:p>6.88E+11</text:p>
          </table:table-cell>
          <table:table-cell table:formula="of:=[.E22]" office:value-type="float" office:value="25.1" calcext:value-type="float">
            <text:p>25.1</text:p>
          </table:table-cell>
          <table:table-cell table:formula="of:=[.F22]" office:value-type="float" office:value="43.6" calcext:value-type="float">
            <text:p>43.6</text:p>
          </table:table-cell>
          <table:table-cell table:formula="of:=[.G22]" office:value-type="float" office:value="52.1" calcext:value-type="float">
            <text:p>52.1</text:p>
          </table:table-cell>
          <table:table-cell/>
          <table:table-cell table:style-name="ce3" office:value-type="string" calcext:value-type="string">
            <text:p>1363200.0,576000.0,576000.0,576000.0,576000.0,576000.0,576000.0,576000.0,576000.0,576000.0,864000.0,576000.0,576000.0,576000.0,576000.0,576000.0,576000.0,576000.0,1804800.0,1804800.0</text:p>
          </table:table-cell>
          <table:table-cell table:style-name="ce6"/>
          <table:table-cell table:style-name="ce3" table:number-columns-repeated="7"/>
          <table:table-cell table:number-columns-repeated="1007"/>
        </table:table-row>
        <table:table-row table:style-name="ro8">
          <table:table-cell table:style-name="ce6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363200.0,576000.0,576000.0,576000.0,576000.0,576000.0,576000.0,576000.0,576000.0,576000.0,864000.0,576000.0,576000.0,576000.0,576000.0,576000.0,576000.0,576000.0,1804800.0,1804800.0</text:p>
          </table:table-cell>
          <table:table-cell table:style-name="ce6"/>
          <table:table-cell table:number-columns-repeated="7"/>
          <table:table-cell table:style-name="ce6" table:number-columns-repeated="1007"/>
        </table:table-row>
        <table:table-row table:style-name="ro1">
          <table:table-cell table:style-name="ce6"/>
          <table:table-cell/>
          <table:table-cell table:style-name="ce17"/>
          <table:table-cell table:number-columns-repeated="5"/>
          <table:table-cell office:value-type="string" calcext:value-type="string">
            <text:p>902400.0,576000.0,576000.0,576000.0,576000.0,576000.0,576000.0,576000.0,576000.0,576000.0,576000.0,576000.0,576000.0,576000.0,576000.0,576000.0,576000.0,576000.0,1804800.0,1804800.0</text:p>
          </table:table-cell>
          <table:table-cell table:style-name="ce6"/>
          <table:table-cell table:number-columns-repeated="7"/>
          <table:table-cell table:style-name="ce6" table:number-columns-repeated="1007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902400.0,576000.0,576000.0,576000.0,576000.0,576000.0,576000.0,576000.0,576000.0,576000.0,576000.0,576000.0,576000.0,576000.0,576000.0,576000.0,576000.0,576000.0,1804800.0,1651200.0</text:p>
          </table:table-cell>
          <table:table-cell table:style-name="ce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number-columns-repeated="6"/>
          <table:table-cell office:value-type="string" calcext:value-type="string">
            <text:p>902400.0,576000.0,576000.0,576000.0,576000.0,576000.0,576000.0,576000.0,576000.0,576000.0,576000.0,576000.0,576000.0,576000.0,576000.0,576000.0,576000.0,576000.0,1804800.0,1804800.0</text:p>
          </table:table-cell>
          <table:table-cell table:style-name="ce6"/>
          <table:table-cell table:number-columns-repeated="2"/>
          <table:table-cell table:style-name="ce3"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652800.0,652800.0,652800.0,652800.0,652800.0,940800.0,1478400.0,652800.0,652800.0,652800.0,652800.0,652800.0,652800.0,652800.0,652800.0,652800.0,652800.0,652800.0,652800.0,6528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400000.0,2400000.0,2400000.0,2400000.0,2400000.0,2400000.0,2400000.0,2400000.0,2400000.0,2400000.0,2400000.0,2400000.0,2400000.0,2400000.0,2400000.0,2400000.0,2400000.0,2400000.0,2400000.0,21888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9">
          <table:table-cell table:style-name="ce3"/>
          <table:table-cell table:style-name="ce7"/>
          <table:table-cell table:style-name="ce24"/>
          <table:table-cell table:style-name="ce18"/>
          <table:table-cell table:style-name="ce3" table:number-columns-repeated="4"/>
          <table:table-cell table:style-name="ce19"/>
          <table:table-cell table:style-name="ce3"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office:value-type="string" calcext:value-type="string">
            <text:p>Second Observation test : </text:p>
          </table:table-cell>
          <table:table-cell table:style-name="ce25" office:value-type="string" calcext:value-type="string">
            <text:p>simulation_sleep_time_ms = 10000; simulation_sampling = 20000; simulation_recovery_time = 1000;</text:p>
          </table:table-cell>
          <table:table-cell table:style-name="Default"/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12">
          <table:table-cell table:style-name="ce1"/>
          <table:table-cell table:style-name="ce9" office:value-type="string" calcext:value-type="string">
            <text:p>2 threads on little cores: One interactive thread and one CPU intensive thread – results of Best Effort thread</text:p>
          </table:table-cell>
          <table:table-cell office:value-type="float" office:value="165334" calcext:value-type="float">
            <text:p>165334</text:p>
          </table:table-cell>
          <table:table-cell office:value-type="float" office:value="157394045893.581" calcext:value-type="float">
            <text:p>1.57E+11</text:p>
          </table:table-cell>
          <table:table-cell office:value-type="float" office:value="31.9" calcext:value-type="float">
            <text:p>31.9</text:p>
          </table:table-cell>
          <table:table-cell office:value-type="float" office:value="53.7" calcext:value-type="float">
            <text:p>53.7</text:p>
          </table:table-cell>
          <table:table-cell office:value-type="float" office:value="61.7" calcext:value-type="float">
            <text:p>61.7</text:p>
          </table:table-cell>
          <table:table-cell table:style-name="ce5" office:value-type="string" calcext:value-type="string">
            <text:p>26000.0, 26000.0, 26000.0, 26000.0, 26000.0, 26000.0, 26000.0, 26000.0, 26000.0, 26000.0, 26000.0, 26000.0, 26000.0, 26000.0, 26000.0, 26000.0, 26000.0, 26000.0, 26000.0, 26000.0, 26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3">
          <table:table-cell table:style-name="ce3"/>
          <table:table-cell table:style-name="ce3" office:value-type="string" calcext:value-type="string">
            <text:p>result</text:p>
          </table:table-cell>
          <table:table-cell table:style-name="ce3" table:formula="of:=[.C35]" office:value-type="float" office:value="165334" calcext:value-type="float">
            <text:p>165334</text:p>
          </table:table-cell>
          <table:table-cell table:style-name="ce18" table:formula="of:=[.D35]" office:value-type="float" office:value="157394045893.581" calcext:value-type="float">
            <text:p>1.57E+11</text:p>
          </table:table-cell>
          <table:table-cell table:style-name="ce3" table:formula="of:=[.E35]" office:value-type="float" office:value="31.9" calcext:value-type="float">
            <text:p>31.9</text:p>
          </table:table-cell>
          <table:table-cell table:style-name="ce3" table:formula="of:=[.F35]" office:value-type="float" office:value="53.7" calcext:value-type="float">
            <text:p>53.7</text:p>
          </table:table-cell>
          <table:table-cell table:style-name="ce3" table:formula="of:=[.G35]" office:value-type="float" office:value="61.7" calcext:value-type="float">
            <text:p>61.7</text:p>
          </table:table-cell>
          <table:table-cell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3"/>
          <table:table-cell table:style-name="ce3" table:number-columns-repeated="9"/>
          <table:table-cell table:number-columns-repeated="1003"/>
        </table:table-row>
        <table:table-row table:style-name="ro1">
          <table:table-cell table:style-name="ce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2"/>
          <table:table-cell table:style-name="ce3" table:number-columns-repeated="1003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6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7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2"/>
          <table:table-cell table:style-name="ce6" table:number-columns-repeated="1003"/>
        </table:table-row>
        <table:table-row table:style-name="ro1">
          <table:table-cell table:style-name="ce3"/>
          <table:table-cell table:style-name="ce6"/>
          <table:table-cell table:style-name="ce19"/>
          <table:table-cell table:style-name="ce21"/>
          <table:table-cell table:style-name="ce6" table:number-columns-repeated="4"/>
          <table:table-cell table:style-name="ce6" office:value-type="string" calcext:value-type="string">
            <text:p>652800.0,652800.0,652800.0,652800.0,652800.0,652800.0,652800.0,652800.0,652800.0,652800.0,652800.0,652800.0,1478400.0,652800.0,652800.0,652800.0,652800.0,652800.0,652800.0,652800.0,652800.0</text:p>
          </table:table-cell>
          <table:table-cell table:style-name="ce6" table:number-columns-repeated="3"/>
          <table:table-cell table:number-columns-repeated="9"/>
          <table:table-cell table:style-name="ce3" table:number-columns-repeated="1003"/>
        </table:table-row>
        <table:table-row table:style-name="ro14">
          <table:table-cell/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1401600.0,806400.0,806400.0,1401600.0,806400.0,806400.0,806400.0,806400.0,806400.0,806400.0,806400.0,806400.0,806400.0,806400.0,806400.0,806400.0,806400.0,806400.0,806400.0,806400.0</text:p>
          </table:table-cell>
          <table:table-cell table:style-name="ce3" table:number-columns-repeated="12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One interactive thread on a little Core <text:s/>and one CPU intensive thread on a big core- <text:s/>results of Best Effort thread</text:p>
          </table:table-cell>
          <table:table-cell office:value-type="float" office:value="354105" calcext:value-type="float">
            <text:p>354105</text:p>
          </table:table-cell>
          <table:table-cell office:value-type="float" office:value="769732798051.657" calcext:value-type="float">
            <text:p>7.70E+11</text:p>
          </table:table-cell>
          <table:table-cell office:value-type="float" office:value="25.6" calcext:value-type="float">
            <text:p>25.6</text:p>
          </table:table-cell>
          <table:table-cell office:value-type="float" office:value="46.8" calcext:value-type="float">
            <text:p>46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7000.0, 27000.0, 27000.0, 27000.0, 27000.0, 27000.0, 27000.0, 27000.0, 27000.0, 27000.0, 27000.0, 27000.0, 27000.0, 27000.0, 27000.0, 27000.0, 27000.0, 27000.0, 27000.0, 27000.0</text:p>
          </table:table-cell>
          <table:table-cell office:value-type="string" calcext:value-type="string">
            <text:p>576000.0,614400.0,576000.0,576000.0,576000.0,576000.0,576000.0,576000.0,1804800.0,576000.0,576000.0,576000.0,576000.0,1804800.0,576000.0,576000.0,576000.0,1804800.0,576000.0,1804800.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/>
          <table:table-cell table:style-name="ce18" table:formula="of:=[.D43]" office:value-type="float" office:value="769732798051.657" calcext:value-type="float">
            <text:p>7.70E+11</text:p>
          </table:table-cell>
          <table:table-cell table:style-name="ce3" table:formula="of:=[.E43]" office:value-type="float" office:value="25.6" calcext:value-type="float">
            <text:p>25.6</text:p>
          </table:table-cell>
          <table:table-cell table:style-name="ce3" table:formula="of:=[.F43]" office:value-type="float" office:value="46.8" calcext:value-type="float">
            <text:p>46.8</text:p>
          </table:table-cell>
          <table:table-cell table:style-name="ce3" table:formula="of:=[.G43]" office:value-type="float" office:value="56" calcext:value-type="float">
            <text:p>56</text:p>
          </table:table-cell>
          <table:table-cell table:style-name="ce3"/>
          <table:table-cell office:value-type="string" calcext:value-type="string">
            <text:p>576000.0,864000.0,576000.0,576000.0,576000.0,576000.0,576000.0,576000.0,1804800.0,576000.0,576000.0,576000.0,576000.0,1804800.0,576000.0,576000.0,576000.0,1804800.0,576000.0,1804800.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576000.0,864000.0,576000.0,576000.0,576000.0,576000.0,576000.0,576000.0,1804800.0,576000.0,576000.0,576000.0,576000.0,1804800.0,576000.0,576000.0,576000.0,1804800.0,5760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576000.0,576000.0,576000.0,576000.0,576000.0,576000.0,576000.0,576000.0,1804800.0,576000.0,576000.0,576000.0,576000.0,1804800.0,576000.0,576000.0,576000.0,1804800.0,576000.0,1804800.0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office:value-type="string" calcext:value-type="string">
            <text:p>576000.0,576000.0,576000.0,576000.0,576000.0,576000.0,576000.0,576000.0,1804800.0,576000.0,576000.0,576000.0,576000.0,1804800.0,576000.0,576000.0,576000.0,1804800.0,576000.0,1804800.0</text:p>
          </table:table-cell>
          <table:table-cell table:number-columns-repeated="12"/>
          <table:table-cell table:style-name="ce3" table:number-columns-repeated="1003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576000.0,576000.0,576000.0,576000.0,576000.0,576000.0,576000.0,1804800.0,576000.0,576000.0,576000.0,576000.0,1804800.0,576000.0,576000.0,576000.0,1804800.0,576000.0,18048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style-name="ce3"/>
          <table:table-cell table:number-columns-repeated="7"/>
          <table:table-cell office:value-type="string" calcext:value-type="string">
            <text:p>652800.0,652800.0,652800.0,652800.0,652800.0,652800.0,652800.0,652800.0,652800.0,652800.0,652800.0,652800.0,652800.0,652800.0,652800.0,652800.0,652800.0,652800.0,1478400.0,652800.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6"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3" table:number-columns-repeated="3"/>
          <table:table-cell table:number-columns-repeated="9"/>
          <table:table-cell table:style-name="ce6" table:number-columns-repeated="1003"/>
        </table:table-row>
        <table:table-row table:style-name="ro15">
          <table:table-cell table:style-name="ce3"/>
          <table:table-cell table:style-name="ce16" office:value-type="string" calcext:value-type="string">
            <text:p>2 threads on BIG cores: One interactive thread and one CPU intensive thread</text:p>
          </table:table-cell>
          <table:table-cell table:style-name="ce6" office:value-type="float" office:value="354667" calcext:value-type="float">
            <text:p>354667</text:p>
          </table:table-cell>
          <table:table-cell table:style-name="ce21" office:value-type="float" office:value="772277759723.398" calcext:value-type="float">
            <text:p>7.72E+11</text:p>
          </table:table-cell>
          <table:table-cell table:style-name="ce6" office:value-type="float" office:value="24.9" calcext:value-type="float">
            <text:p>24.9</text:p>
          </table:table-cell>
          <table:table-cell table:style-name="ce6" office:value-type="float" office:value="45.9" calcext:value-type="float">
            <text:p>45.9</text:p>
          </table:table-cell>
          <table:table-cell table:style-name="ce6" office:value-type="float" office:value="52.9" calcext:value-type="float">
            <text:p>52.9</text:p>
          </table:table-cell>
          <table:table-cell table:style-name="ce6" office:value-type="string" calcext:value-type="string">
            <text:p>27000.0, 27000.0, 27000.0, 27000.0, 27000.0, 27000.0, 27000.0, 27000.0, 27000.0, 27000.0, 27000.0, 27000.0, 27000.0, 27000.0, 27000.0, 27000.0, 27000.0, 27000.0, 27000.0, 27000.0</text:p>
          </table:table-cell>
          <table:table-cell table:style-name="ce6" office:value-type="string" calcext:value-type="string">
            <text:p>1363200.0,1363200.0,1363200.0,1363200.0,1363200.0,1363200.0,1363200.0,1363200.0,1363200.0,1363200.0,1363200.0,1363200.0,1363200.0,1363200.0,1363200.0,1363200.0,1363200.0,1363200.0,1363200.0,576000.0</text:p>
          </table:table-cell>
          <table:table-cell table:style-name="ce6" table:number-columns-repeated="3"/>
          <table:table-cell table:number-columns-repeated="9"/>
          <table:table-cell table:style-name="ce3" table:number-columns-repeated="1003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formula="of:=[.C51]" office:value-type="float" office:value="354667" calcext:value-type="float">
            <text:p>354667</text:p>
          </table:table-cell>
          <table:table-cell table:formula="of:=[.D51]" office:value-type="float" office:value="772277759723.398" calcext:value-type="float">
            <text:p>7.72E+11</text:p>
          </table:table-cell>
          <table:table-cell table:formula="of:=[.E51]" office:value-type="float" office:value="24.9" calcext:value-type="float">
            <text:p>24.9</text:p>
          </table:table-cell>
          <table:table-cell table:formula="of:=[.F51]" office:value-type="float" office:value="45.9" calcext:value-type="float">
            <text:p>45.9</text:p>
          </table:table-cell>
          <table:table-cell table:formula="of:=[.G51]" office:value-type="float" office:value="52.9" calcext:value-type="float">
            <text:p>52.9</text:p>
          </table:table-cell>
          <table:table-cell/>
          <table:table-cell table:style-name="ce3" office:value-type="string" calcext:value-type="string">
            <text:p>1363200.0,1363200.0,1363200.0,1363200.0,1363200.0,1363200.0,1363200.0,1363200.0,1363200.0,1363200.0,1363200.0,1363200.0,1363200.0,1363200.0,1363200.0,1363200.0,1363200.0,1363200.0,1363200.0,576000.0</text:p>
          </table:table-cell>
          <table:table-cell table:style-name="ce6"/>
          <table:table-cell table:style-name="ce3" table:number-columns-repeated="11"/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1363200.0,1363200.0,1363200.0,1363200.0,1363200.0,1363200.0,1363200.0,1363200.0,1363200.0,1363200.0,1363200.0,1363200.0,1363200.0,1363200.0,1363200.0,1363200.0,1363200.0,1363200.0,1363200.0,576000.0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3"/>
          <table:table-cell/>
          <table:table-cell table:style-name="ce17"/>
          <table:table-cell table:number-columns-repeated="5"/>
          <table:table-cell office:value-type="string" calcext:value-type="string">
            <text:p>1363200.0,1363200.0,1363200.0,1363200.0,1363200.0,1363200.0,1363200.0,1363200.0,1363200.0,1363200.0,1363200.0,1363200.0,1363200.0,1363200.0,1363200.0,1363200.0,1363200.0,1363200.0,1363200.0,576000.0</text:p>
          </table:table-cell>
          <table:table-cell table:style-name="ce6"/>
          <table:table-cell table:number-columns-repeated="11"/>
          <table:table-cell table:style-name="ce3" table:number-columns-repeated="1003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363200.0,1363200.0,1363200.0,1363200.0,1363200.0,1363200.0,1363200.0,1363200.0,1363200.0,1363200.0,1363200.0,1363200.0,1363200.0,1363200.0,1363200.0,1363200.0,1363200.0,1363200.0,1363200.0,576000.0</text:p>
          </table:table-cell>
          <table:table-cell table:style-name="ce6"/>
          <table:table-cell table:style-name="ce3" table:number-columns-repeated="2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6"/>
          <table:table-cell office:value-type="string" calcext:value-type="string">
            <text:p>1363200.0,1363200.0,1363200.0,1363200.0,1363200.0,1363200.0,1363200.0,1363200.0,1363200.0,1363200.0,1363200.0,1363200.0,1363200.0,1363200.0,1363200.0,1363200.0,1363200.0,1363200.0,1363200.0,576000.0</text:p>
          </table:table-cell>
          <table:table-cell table:style-name="ce6"/>
          <table:table-cell table:number-columns-repeated="2"/>
          <table:table-cell table:style-name="ce3" table:number-columns-repeated="9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1094400.0,652800.0,940800.0,940800.0,1728000.0,1728000.0,940800.0,940800.0,652800.0,652800.0,940800.0,1094400.0,940800.0,1094400.0,940800.0,940800.0,1094400.0,940800.0,652800.0,652800.0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3"/>
          <table:table-cell table:number-columns-repeated="7"/>
          <table:table-cell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6"/>
          <table:table-cell table:number-columns-repeated="11"/>
          <table:table-cell table:style-name="ce3" table:number-columns-repeated="1003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ird Observation test : </text:p>
          </table:table-cell>
          <table:table-cell table:style-name="ce25" office:value-type="string" calcext:value-type="string">
            <text:p>simulation_sleep_time_ms = 900; // in mssimulation_sampling = 1000; //simulation_recovery_time = 70;</text:p>
          </table:table-cell>
          <table:table-cell table:style-name="Default"/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Number of threads</text:p>
          </table:table-cell>
          <table:table-cell table:style-name="ce5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5" office:value-type="string" calcext:value-type="string">
            <text:p>CPU consumption</text:p>
          </table:table-cell>
          <table:table-cell table:style-name="ce5" office:value-type="string" calcext:value-type="string">
            <text:p>Including smearing </text:p>
          </table:table-cell>
          <table:table-cell table:style-name="ce5" office:value-type="string" calcext:value-type="string">
            <text:p>Computed drain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cores_freq (1-8)</text:p>
          </table:table-cell>
          <table:table-cell table:number-columns-repeated="1015"/>
        </table:table-row>
        <table:table-row table:style-name="ro16">
          <table:table-cell/>
          <table:table-cell table:style-name="ce9" office:value-type="string" calcext:value-type="string">
            <text:p>2 threads on little cores: One interactive thread and one CPU intensive thread – results of Best Effort thread</text:p>
          </table:table-cell>
          <table:table-cell office:value-type="float" office:value="159426" calcext:value-type="float">
            <text:p>159426</text:p>
          </table:table-cell>
          <table:table-cell office:value-type="float" office:value="145884073730.747" calcext:value-type="float">
            <text:p>1.46E+11</text:p>
          </table:table-cell>
          <table:table-cell office:value-type="float" office:value="31.3" calcext:value-type="float">
            <text:p>31.3</text:p>
          </table:table-cell>
          <table:table-cell office:value-type="float" office:value="53.2" calcext:value-type="float">
            <text:p>53.2</text:p>
          </table:table-cell>
          <table:table-cell office:value-type="float" office:value="59.1" calcext:value-type="float">
            <text:p>59.1</text:p>
          </table:table-cell>
          <table:table-cell table:style-name="ce5" office:value-type="string" calcext:value-type="string">
            <text:p>25000.0, 25000.0, 25000.0, 25000.0, 25000.0, 25000.0, 25000.0, 25000.0, 25000.0, 25000.0, 25000.0, 25000.0, 25000.0, 25000.0, 25000.0, 25000.0, 25000.0, 25000.0, 25000.0, 25000.0</text:p>
          </table:table-cell>
          <table:table-cell table:style-name="ce5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7">
          <table:table-cell table:style-name="ce3"/>
          <table:table-cell table:style-name="ce3" office:value-type="string" calcext:value-type="string">
            <text:p>result</text:p>
          </table:table-cell>
          <table:table-cell table:style-name="ce3" table:formula="of:=[.C62]" office:value-type="float" office:value="159426" calcext:value-type="float">
            <text:p>159426</text:p>
          </table:table-cell>
          <table:table-cell table:style-name="ce18" table:formula="of:=[.D62]" office:value-type="float" office:value="145884073730.747" calcext:value-type="float">
            <text:p>1.46E+11</text:p>
          </table:table-cell>
          <table:table-cell table:style-name="ce3" table:formula="of:=[.E62]" office:value-type="float" office:value="31.3" calcext:value-type="float">
            <text:p>31.3</text:p>
          </table:table-cell>
          <table:table-cell table:style-name="ce3" table:formula="of:=[.F62]" office:value-type="float" office:value="53.2" calcext:value-type="float">
            <text:p>53.2</text:p>
          </table:table-cell>
          <table:table-cell table:style-name="ce3" table:formula="of:=[.G62]" office:value-type="float" office:value="59.1" calcext:value-type="float">
            <text:p>59.1</text:p>
          </table:table-cell>
          <table:table-cell table:style-name="ce3"/>
          <table:table-cell table:style-name="ce19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6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1804800.0,1804800.0,1804800.0,1804800.0,1804800.0,1804800.0,1804800.0,1804800.0,1804800.0,1804800.0,1804800.0,1804800.0,1804800.0,1804800.0,1804800.0,1804800.0,1804800.0,1804800.0,1804800.0,1804800.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19"/>
          <table:table-cell table:style-name="ce21"/>
          <table:table-cell table:style-name="ce6" table:number-columns-repeated="4"/>
          <table:table-cell table:style-name="ce6"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11" table:number-columns-repeated="2"/>
          <table:table-cell table:style-name="ce18"/>
          <table:table-cell table:style-name="ce3" table:number-columns-repeated="4"/>
          <table:table-cell table:style-name="ce3" office:value-type="string" calcext:value-type="string">
            <text:p>806400.0,806400.0,806400.0,806400.0,806400.0,806400.0,806400.0,806400.0,806400.0,806400.0,806400.0,1401600.0,806400.0,806400.0,806400.0,806400.0,806400.0,1401600.0,806400.0,806400.0</text:p>
          </table:table-cell>
          <table:table-cell table:style-name="ce3" table:number-columns-repeated="1015"/>
        </table:table-row>
        <table:table-row table:style-name="ro2">
          <table:table-cell/>
          <table:table-cell table:style-name="ce9" office:value-type="string" calcext:value-type="string">
            <text:p>One interactive thread on a little Core <text:s/>and one CPU intensive thread on a big core- <text:s/>results of Best Effort thread</text:p>
          </table:table-cell>
          <table:table-cell office:value-type="float" office:value="354292" calcext:value-type="float">
            <text:p>354292</text:p>
          </table:table-cell>
          <table:table-cell office:value-type="float" office:value="770579125908.536" calcext:value-type="float">
            <text:p>7.71E+11</text:p>
          </table:table-cell>
          <table:table-cell office:value-type="float" office:value="24.2" calcext:value-type="float">
            <text:p>24.2</text:p>
          </table:table-cell>
          <table:table-cell office:value-type="float" office:value="45.4" calcext:value-type="float">
            <text:p>45.4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26000.0, 26000.0, 26000.0, 26000.0, 26000.0, 26000.0, 26000.0, 26000.0, 26000.0, 26000.0, 26000.0, 26000.0, 26000.0, 26000.0, 26000.0, 26000.0, 26000.0, 26000.0, 26000.0, 26000.0</text:p>
          </table:table-cell>
          <table:table-cell office:value-type="string" calcext:value-type="string">
            <text:p>902400.0,576000.0,576000.0,576000.0,576000.0,576000.0,576000.0,576000.0,576000.0,576000.0,576000.0,576000.0,576000.0,576000.0,576000.0,576000.0,576000.0,576000.0,576000.0,576000.0,1804800.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/>
          <table:table-cell table:style-name="ce18" table:formula="of:=[.D70]" office:value-type="float" office:value="770579125908.536" calcext:value-type="float">
            <text:p>7.71E+11</text:p>
          </table:table-cell>
          <table:table-cell table:style-name="ce3" table:formula="of:=[.E70]" office:value-type="float" office:value="24.2" calcext:value-type="float">
            <text:p>24.2</text:p>
          </table:table-cell>
          <table:table-cell table:style-name="ce3" table:formula="of:=[.F70]" office:value-type="float" office:value="45.4" calcext:value-type="float">
            <text:p>45.4</text:p>
          </table:table-cell>
          <table:table-cell table:style-name="ce3" table:formula="of:=[.G70]" office:value-type="float" office:value="52.5" calcext:value-type="float">
            <text:p>52.5</text:p>
          </table:table-cell>
          <table:table-cell table:style-name="ce3"/>
          <table:table-cell office:value-type="string" calcext:value-type="string">
            <text:p>902400.0,576000.0,576000.0,576000.0,576000.0,576000.0,576000.0,576000.0,576000.0,576000.0,576000.0,576000.0,576000.0,576000.0,576000.0,576000.0,576000.0,902400.0,576000.0,576000.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576000.0,576000.0,576000.0,576000.0,576000.0,576000.0,576000.0,576000.0,576000.0,576000.0,576000.0,576000.0,576000.0,576000.0,576000.0,576000.0,576000.0,902400.0,576000.0,5760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576000.0,576000.0,576000.0,576000.0,576000.0,576000.0,576000.0,576000.0,576000.0,576000.0,576000.0,576000.0,576000.0,576000.0,576000.0,576000.0,576000.0,902400.0,576000.0,576000.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576000.0,576000.0,576000.0,576000.0,576000.0,576000.0,576000.0,576000.0,576000.0,576000.0,576000.0,576000.0,576000.0,576000.0,576000.0,576000.0,576000.0,576000.0,576000.0,576000.0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576000.0,576000.0,576000.0,576000.0,576000.0,576000.0,576000.0,576000.0,576000.0,576000.0,576000.0,576000.0,576000.0,576000.0,576000.0,576000.0,576000.0,576000.0,576000.0,576000.0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style-name="ce3"/>
          <table:table-cell table:number-columns-repeated="7"/>
          <table:table-cell office:value-type="string" calcext:value-type="string">
            <text:p>652800.0,652800.0,652800.0,652800.0,652800.0,652800.0,652800.0,652800.0,652800.0,652800.0,652800.0,652800.0,652800.0,652800.0,652800.0,652800.0,652800.0,652800.0,652800.0,652800.0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3" table:number-columns-repeated="3"/>
          <table:table-cell table:number-columns-repeated="1012"/>
        </table:table-row>
        <table:table-row table:style-name="ro18">
          <table:table-cell/>
          <table:table-cell table:style-name="ce16" office:value-type="string" calcext:value-type="string">
            <text:p>2 threads on BIG cores: One interactive thread and one CPU intensive thread – Result of of CPU Intensive thread ( interactive thread accidentally stopped about 1m30s before the end of the CPU intensive thread)</text:p>
          </table:table-cell>
          <table:table-cell table:style-name="ce6" office:value-type="float" office:value="354282" calcext:value-type="float">
            <text:p>354282</text:p>
          </table:table-cell>
          <table:table-cell table:style-name="ce21" office:value-type="float" office:value="770533855646.878" calcext:value-type="float">
            <text:p>7.71E+11</text:p>
          </table:table-cell>
          <table:table-cell table:style-name="ce6" office:value-type="float" office:value="24.3" calcext:value-type="float">
            <text:p>24.3</text:p>
          </table:table-cell>
          <table:table-cell table:style-name="ce6" office:value-type="float" office:value="45.3" calcext:value-type="float">
            <text:p>45.3</text:p>
          </table:table-cell>
          <table:table-cell table:style-name="ce6" office:value-type="float" office:value="54.3" calcext:value-type="float">
            <text:p>54.3</text:p>
          </table:table-cell>
          <table:table-cell table:style-name="ce6" office:value-type="string" calcext:value-type="string">
            <text:p>28000.0, 28000.0, 28000.0, 28000.0, 28000.0, 28000.0, 28000.0, 28000.0, 28000.0, 28000.0, 28000.0, 28000.0, 28000.0, 28000.0, 28000.0, 28000.0, 28000.0, 28000.0, 28000.0, 28000.0, 28000.0</text:p>
          </table:table-cell>
          <table:table-cell table:style-name="ce6" office:value-type="string" calcext:value-type="string">
            <text:p>864000.0,864000.0,864000.0,864000.0,1804800.0,864000.0,864000.0,1804800.0,864000.0,864000.0,864000.0,864000.0,864000.0,864000.0,902400.0,1804800.0,1804800.0,576000.0,576000.0,576000.0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Result</text:p>
          </table:table-cell>
          <table:table-cell table:style-name="ce3" table:formula="of:=[.C78]" office:value-type="float" office:value="354282" calcext:value-type="float">
            <text:p>354282</text:p>
          </table:table-cell>
          <table:table-cell table:style-name="ce18" table:formula="of:=[.D78]" office:value-type="float" office:value="770533855646.878" calcext:value-type="float">
            <text:p>7.71E+11</text:p>
          </table:table-cell>
          <table:table-cell table:style-name="ce3" table:formula="of:=[.E78]" office:value-type="float" office:value="24.3" calcext:value-type="float">
            <text:p>24.3</text:p>
          </table:table-cell>
          <table:table-cell table:style-name="ce3" table:formula="of:=[.F78]" office:value-type="float" office:value="45.3" calcext:value-type="float">
            <text:p>45.3</text:p>
          </table:table-cell>
          <table:table-cell table:style-name="ce3" table:formula="of:=[.G78]" office:value-type="float" office:value="54.3" calcext:value-type="float">
            <text:p>54.3</text:p>
          </table:table-cell>
          <table:table-cell table:style-name="ce3"/>
          <table:table-cell table:style-name="ce3" office:value-type="string" calcext:value-type="string">
            <text:p>902400.0,864000.0,864000.0,864000.0,1804800.0,864000.0,864000.0,1804800.0,864000.0,864000.0,864000.0,864000.0,864000.0,576000.0,902400.0,1804800.0,1804800.0,576000.0,576000.0,576000.0</text:p>
          </table:table-cell>
          <table:table-cell table:style-name="ce6"/>
          <table:table-cell table:style-name="ce3"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902400.0,864000.0,576000.0,576000.0,1804800.0,576000.0,864000.0,576000.0,576000.0,864000.0,864000.0,576000.0,576000.0,576000.0,864000.0,1804800.0,1804800.0,576000.0,576000.0,5760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 table:number-columns-repeated="5"/>
          <table:table-cell office:value-type="string" calcext:value-type="string">
            <text:p>576000.0,864000.0,576000.0,576000.0,1804800.0,576000.0,576000.0,1804800.0,576000.0,576000.0,614400.0,576000.0,576000.0,576000.0,864000.0,1804800.0,1804800.0,576000.0,576000.0,576000.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576000.0,576000.0,576000.0,576000.0,1804800.0,576000.0,576000.0,1804800.0,576000.0,576000.0,614400.0,576000.0,576000.0,576000.0,576000.0,1804800.0,1804800.0,576000.0,576000.0,576000.0</text:p>
          </table:table-cell>
          <table:table-cell table:style-name="ce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number-columns-repeated="6"/>
          <table:table-cell office:value-type="string" calcext:value-type="string">
            <text:p>614400.0,576000.0,576000.0,576000.0,1804800.0,576000.0,576000.0,1804800.0,576000.0,576000.0,864000.0,576000.0,576000.0,576000.0,576000.0,1804800.0,1804800.0,576000.0,576000.0,576000.0</text:p>
          </table:table-cell>
          <table:table-cell table:style-name="ce6"/>
          <table:table-cell table:number-columns-repeated="2"/>
          <table:table-cell table:style-name="ce3"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652800.0,652800.0,652800.0,652800.0,652800.0,652800.0,652800.0,652800.0,652800.0,1478400.0,652800.0,652800.0,652800.0,652800.0,652800.0,652800.0,652800.0,652800.0,652800.0,6528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1"/>
          <table:table-cell table:style-name="ce18"/>
          <table:table-cell table:style-name="ce3" table:number-columns-repeated="1020"/>
        </table:table-row>
        <table:table-row table:style-name="ro2">
          <table:table-cell/>
          <table:table-cell table:style-name="ce16" office:value-type="string" calcext:value-type="string">
            <text:p>2 threads on BIG cores: One interactive thread and one CPU intensive thread – Result of of CPU Intensive thread </text:p>
          </table:table-cell>
          <table:table-cell table:style-name="ce21" office:value-type="float" office:value="351456" calcext:value-type="float">
            <text:p>3.51E+05</text:p>
          </table:table-cell>
          <table:table-cell table:style-name="ce21" office:value-type="float" office:value="757795648395.208" calcext:value-type="float">
            <text:p>7.58E+11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45.6" calcext:value-type="float">
            <text:p>45.6</text:p>
          </table:table-cell>
          <table:table-cell table:style-name="ce6" office:value-type="float" office:value="54.2" calcext:value-type="float">
            <text:p>54.2</text:p>
          </table:table-cell>
          <table:table-cell table:style-name="ce6" office:value-type="string" calcext:value-type="string">
            <text:p>28000.0, 28000.0, 28000.0, 28000.0, 28000.0, 28000.0, 28000.0, 28000.0, 28000.0, 28000.0, 28000.0, 28000.0, 28000.0, 28000.0, 28000.0, 28000.0, 28000.0, 28000.0, 28000.0, 28000.0, 28000.0</text:p>
          </table:table-cell>
          <table:table-cell table:style-name="ce6" office:value-type="string" calcext:value-type="string">
            <text:p>864000.0,576000.0,576000.0,576000.0,576000.0,576000.0,576000.0,576000.0,576000.0,1804800.0,576000.0,576000.0,576000.0,576000.0,576000.0,576000.0,576000.0,576000.0,576000.0,576000.0,576000.0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Result</text:p>
          </table:table-cell>
          <table:table-cell table:style-name="ce3" table:formula="of:=[.C88]" office:value-type="float" office:value="351456" calcext:value-type="float">
            <text:p>351456</text:p>
          </table:table-cell>
          <table:table-cell table:style-name="ce18" table:formula="of:=[.D88]" office:value-type="float" office:value="757795648395.208" calcext:value-type="float">
            <text:p>7.58E+11</text:p>
          </table:table-cell>
          <table:table-cell table:style-name="ce3" table:formula="of:=[.E88]" office:value-type="float" office:value="24.5" calcext:value-type="float">
            <text:p>24.5</text:p>
          </table:table-cell>
          <table:table-cell table:style-name="ce3" table:formula="of:=[.F88]" office:value-type="float" office:value="45.6" calcext:value-type="float">
            <text:p>45.6</text:p>
          </table:table-cell>
          <table:table-cell table:style-name="ce3" table:formula="of:=[.G88]" office:value-type="float" office:value="54.2" calcext:value-type="float">
            <text:p>54.2</text:p>
          </table:table-cell>
          <table:table-cell table:style-name="ce3"/>
          <table:table-cell table:style-name="ce3" office:value-type="string" calcext:value-type="string">
            <text:p>864000.0,864000.0,576000.0,576000.0,576000.0,576000.0,576000.0,576000.0,576000.0,1804800.0,576000.0,576000.0,576000.0,576000.0,576000.0,576000.0,576000.0,576000.0,576000.0,576000.0,576000.0</text:p>
          </table:table-cell>
          <table:table-cell table:style-name="ce6"/>
          <table:table-cell table:style-name="ce3" table:number-columns-repeated="19"/>
          <table:table-cell table:number-columns-repeated="995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864000.0,864000.0,576000.0,576000.0,576000.0,576000.0,576000.0,576000.0,576000.0,1804800.0,576000.0,576000.0,576000.0,576000.0,576000.0,576000.0,576000.0,576000.0,576000.0,576000.0,5760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 table:number-columns-repeated="5"/>
          <table:table-cell office:value-type="string" calcext:value-type="string">
            <text:p>1804800.0,576000.0,576000.0,576000.0,576000.0,576000.0,576000.0,576000.0,576000.0,1804800.0,576000.0,576000.0,576000.0,576000.0,576000.0,576000.0,576000.0,576000.0,576000.0,864000.0,576000.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3"/>
          <table:table-cell table:style-name="ce11"/>
          <table:table-cell table:style-name="ce18"/>
          <table:table-cell table:style-name="ce3" table:number-columns-repeated="4"/>
          <table:table-cell table:style-name="ce3" office:value-type="string" calcext:value-type="string">
            <text:p>1804800.0,576000.0,576000.0,576000.0,576000.0,576000.0,576000.0,576000.0,1804800.0,1804800.0,576000.0,576000.0,576000.0,1804800.0,1804800.0,576000.0,576000.0,576000.0,1804800.0,864000.0,576000.0</text:p>
          </table:table-cell>
          <table:table-cell table:style-name="ce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5"/>
          <table:table-cell table:number-columns-repeated="6"/>
          <table:table-cell office:value-type="string" calcext:value-type="string">
            <text:p>1804800.0,1804800.0,1804800.0,576000.0,1804800.0,576000.0,576000.0,1804800.0,1804800.0,1804800.0,1804800.0,1804800.0,1804800.0,1804800.0,1804800.0,1804800.0,1804800.0,1804800.0,1804800.0,1804800.0,1804800.0</text:p>
          </table:table-cell>
          <table:table-cell table:style-name="ce6"/>
          <table:table-cell table:number-columns-repeated="2"/>
          <table:table-cell table:style-name="ce3" table:number-columns-repeated="17"/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652800.0,652800.0,652800.0,652800.0,652800.0,652800.0,652800.0,652800.0,652800.0,652800.0,652800.0,652800.0,652800.0,652800.0,652800.0,652800.0,652800.0,652800.0,652800.0,652800.0,652800.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400000.0,2400000.0,2400000.0,2400000.0,2400000.0,2400000.0,2400000.0,2400000.0,2400000.0,2400000.0,2400000.0,2400000.0,2400000.0,2400000.0,2400000.0,2400000.0,2400000.0,2400000.0,2400000.0,2400000.0,2400000.0</text:p>
          </table:table-cell>
          <table:table-cell table:style-name="ce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7:42:51.797164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53:05.071620902</meta:creation-date>
    <meta:editing-duration>P1DT19M42S</meta:editing-duration>
    <meta:editing-cycles>21</meta:editing-cycles>
    <meta:generator>LibreOffice/6.4.7.2$Linux_X86_64 LibreOffice_project/40$Build-2</meta:generator>
    <dc:date>2022-03-02T18:54:17.091788163</dc:date>
    <meta:document-statistic meta:table-count="1" meta:cell-count="260" meta:object-count="0"/>
  </office:meta>
</office:document-meta>
</file>